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24000000084A672331F5B7DAB9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7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2.572cm"/>
    </style:style>
    <style:style style:name="co1" style:family="table-column">
      <style:table-column-properties style:column-width="19cm" style:use-optimal-column-width="false"/>
    </style:style>
    <style:style style:name="ro1" style:family="table-row">
      <style:table-row-properties style:row-height="0.9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-color="#ffffff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15.239cm" svg:height="3.492cm" svg:x="0cm" svg:y="0.2cm">
          <draw:image xlink:href="Pictures/100002010000024000000084A672331F5B7DAB9E.png" xlink:type="simple" xlink:show="embed" xlink:actuate="onLoad">
            <text:p/>
          </draw:image>
        </draw:frame>
        <draw:frame draw:style-name="standard" draw:layer="layout" svg:width="18.999cm" svg:height="2.915cm" svg:x="1.2cm" svg:y="7.61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/>
            </table:table-row>
            <table:table-row table:style-name="ro1">
              <table:table-cell table:style-name="gray2"/>
            </table:table-row>
            <table:table-row table:style-name="ro1">
              <table:table-cell table:style-name="gray1"/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1cm" svg:height="0.683cm" svg:x="0cm" svg:y="7.2cm">
          <draw:text-box>
            <text:p><text:span text:style-name="T1">P1</text:span></text:p>
          </draw:text-box>
        </draw:frame>
        <draw:frame draw:style-name="gr2" draw:text-style-name="P2" draw:layer="layout" svg:width="1cm" svg:height="0.683cm" svg:x="0cm" svg:y="8.139cm">
          <draw:text-box>
            <text:p><text:span text:style-name="T1">P2</text:span></text:p>
          </draw:text-box>
        </draw:frame>
        <draw:frame draw:style-name="gr2" draw:text-style-name="P2" draw:layer="layout" svg:width="1cm" svg:height="0.683cm" svg:x="0cm" svg:y="9.117cm">
          <draw:text-box>
            <text:p><text:span text:style-name="T1">P3</text:span></text:p>
          </draw:text-box>
        </draw:frame>
        <draw:frame draw:style-name="gr2" draw:text-style-name="P2" draw:layer="layout" svg:width="1cm" svg:height="0.683cm" svg:x="0cm" svg:y="10.2cm">
          <draw:text-box>
            <text:p><text:span text:style-name="T1">P4</text:span></text:p>
          </draw:text-box>
        </draw:frame>
        <draw:line draw:style-name="gr3" draw:text-style-name="P1" draw:layer="layout" svg:x1="1.8cm" svg:y1="7.618cm" svg:x2="3.6cm" svg:y2="10.533cm">
          <text:p/>
        </draw:line>
        <draw:frame draw:style-name="gr4" draw:text-style-name="P3" draw:layer="layout" svg:width="1cm" svg:height="1.361cm" svg:x="3.2cm" svg:y="10.438cm">
          <draw:text-box>
            <text:p><text:span text:style-name="T2">2</text:span></text:p>
            <text:p><text:span text:style-name="T2">r</text:span></text:p>
          </draw:text-box>
        </draw:frame>
        <draw:frame draw:style-name="gr5" draw:text-style-name="P3" draw:layer="layout" svg:width="2cm" svg:height="1.673cm" svg:x="1.6cm" svg:y="6.4cm">
          <draw:text-box>
            <text:p><text:span text:style-name="T2">1</text:span></text:p>
            <text:p><text:span text:style-name="T2">a</text:span></text:p>
          </draw:text-box>
        </draw:frame>
        <draw:line draw:style-name="gr3" draw:text-style-name="P1" draw:layer="layout" svg:x1="3.4cm" svg:y1="8.6cm" svg:x2="4cm" svg:y2="7.618cm">
          <text:p/>
        </draw:line>
        <draw:frame draw:style-name="gr5" draw:text-style-name="P3" draw:layer="layout" svg:width="2cm" svg:height="1.673cm" svg:x="2.8cm" svg:y="8cm">
          <draw:text-box>
            <text:p><text:span text:style-name="T2">1</text:span></text:p>
            <text:p><text:span text:style-name="T2">h</text:span></text:p>
          </draw:text-box>
        </draw:frame>
        <draw:frame draw:style-name="gr5" draw:text-style-name="P3" draw:layer="layout" svg:width="2cm" svg:height="1.673cm" svg:x="3.6cm" svg:y="6.327cm">
          <draw:text-box>
            <text:p><text:span text:style-name="T2">2</text:span></text:p>
            <text:p><text:span text:style-name="T2">b</text:span></text:p>
          </draw:text-box>
        </draw:frame>
        <draw:line draw:style-name="gr3" draw:text-style-name="P1" draw:layer="layout" svg:x1="3.8cm" svg:y1="9.673cm" svg:x2="4.4cm" svg:y2="8.6cm">
          <text:p/>
        </draw:line>
        <draw:frame draw:style-name="gr4" draw:text-style-name="P3" draw:layer="layout" svg:width="2cm" svg:height="1.361cm" svg:x="3.2cm" svg:y="9cm">
          <draw:text-box>
            <text:p><text:span text:style-name="T2">1</text:span></text:p>
            <text:p><text:span text:style-name="T2">m</text:span></text:p>
          </draw:text-box>
        </draw:frame>
        <draw:frame draw:style-name="gr4" draw:text-style-name="P3" draw:layer="layout" svg:width="2cm" svg:height="1.361cm" svg:x="4.8cm" svg:y="7.839cm">
          <draw:text-box>
            <text:p><text:span text:style-name="T2">3</text:span></text:p>
            <text:p><text:span text:style-name="T2">i</text:span></text:p>
          </draw:text-box>
        </draw:frame>
        <draw:line draw:style-name="gr3" draw:text-style-name="P1" draw:layer="layout" svg:x1="5.2cm" svg:y1="8.6cm" svg:x2="6cm" svg:y2="9.6cm">
          <text:p/>
        </draw:line>
        <draw:frame draw:style-name="gr5" draw:text-style-name="P3" draw:layer="layout" svg:width="2cm" svg:height="1.673cm" svg:x="5.8cm" svg:y="8.86cm">
          <draw:text-box>
            <text:p><text:span text:style-name="T2">4</text:span></text:p>
            <text:p><text:span text:style-name="T2">n</text:span></text:p>
          </draw:text-box>
        </draw:frame>
        <draw:line draw:style-name="gr3" draw:text-style-name="P1" draw:layer="layout" svg:x1="7.4cm" svg:y1="10.533cm" svg:x2="8cm" svg:y2="8.6cm">
          <text:p/>
        </draw:line>
        <draw:frame draw:style-name="gr5" draw:text-style-name="P3" draw:layer="layout" svg:width="2cm" svg:height="1.673cm" svg:x="7cm" svg:y="10.533cm">
          <draw:text-box>
            <text:p><text:span text:style-name="T2">3</text:span></text:p>
            <text:p><text:span text:style-name="T2">s</text:span></text:p>
          </draw:text-box>
        </draw:frame>
        <draw:frame draw:style-name="gr5" draw:text-style-name="P3" draw:layer="layout" svg:width="2cm" svg:height="1.673cm" svg:x="7.8cm" svg:y="8cm">
          <draw:text-box>
            <text:p><text:span text:style-name="T2">4</text:span></text:p>
            <text:p><text:span text:style-name="T2">j</text:span></text:p>
          </draw:text-box>
        </draw:frame>
        <draw:line draw:style-name="gr3" draw:text-style-name="P1" draw:layer="layout" svg:x1="6.8cm" svg:y1="7.618cm" svg:x2="13.4cm" svg:y2="9.6cm">
          <text:p/>
        </draw:line>
        <draw:frame draw:style-name="gr5" draw:text-style-name="P3" draw:layer="layout" svg:width="2cm" svg:height="1.673cm" svg:x="6.4cm" svg:y="6.2cm">
          <draw:text-box>
            <text:p><text:span text:style-name="T2">3</text:span></text:p>
            <text:p><text:span text:style-name="T2">c</text:span></text:p>
          </draw:text-box>
        </draw:frame>
        <draw:frame draw:style-name="gr4" draw:text-style-name="P3" draw:layer="layout" svg:width="2cm" svg:height="1.361cm" svg:x="13cm" svg:y="8.839cm">
          <draw:text-box>
            <text:p><text:span text:style-name="T2">8</text:span></text:p>
            <text:p><text:span text:style-name="T2">o</text:span></text:p>
          </draw:text-box>
        </draw:frame>
        <draw:line draw:style-name="gr3" draw:text-style-name="P1" draw:layer="layout" svg:x1="8.8cm" svg:y1="7.618cm" svg:x2="10.2cm" svg:y2="10.533cm">
          <text:p/>
        </draw:line>
        <draw:frame draw:style-name="gr5" draw:text-style-name="P3" draw:layer="layout" svg:width="2cm" svg:height="1.673cm" svg:x="8.4cm" svg:y="6.2cm">
          <draw:text-box>
            <text:p><text:span text:style-name="T2">4</text:span></text:p>
            <text:p><text:span text:style-name="T2">d</text:span></text:p>
          </draw:text-box>
        </draw:frame>
        <draw:frame draw:style-name="gr5" draw:text-style-name="P3" draw:layer="layout" svg:width="2cm" svg:height="1.673cm" svg:x="9.8cm" svg:y="10.727cm">
          <draw:text-box>
            <text:p><text:span text:style-name="T2">5</text:span></text:p>
            <text:p><text:span text:style-name="T2">t</text:span></text:p>
          </draw:text-box>
        </draw:frame>
        <draw:line draw:style-name="gr3" draw:text-style-name="P1" draw:layer="layout" svg:x1="11.6cm" svg:y1="10.727cm" svg:x2="12cm" svg:y2="9.6cm">
          <text:p/>
        </draw:line>
        <draw:frame draw:style-name="gr5" draw:text-style-name="P3" draw:layer="layout" svg:width="2cm" svg:height="1.673cm" svg:x="11.2cm" svg:y="10.727cm">
          <draw:text-box>
            <text:p><text:span text:style-name="T2">6</text:span></text:p>
          </draw:text-box>
        </draw:frame>
        <draw:frame draw:style-name="gr5" draw:text-style-name="P3" draw:layer="layout" svg:width="2cm" svg:height="1.673cm" svg:x="11.8cm" svg:y="9.2cm">
          <draw:text-box>
            <text:p><text:span text:style-name="T2">7</text:span></text:p>
          </draw:text-box>
        </draw:frame>
        <draw:line draw:style-name="gr3" draw:text-style-name="P1" draw:layer="layout" svg:x1="11.8cm" svg:y1="8.6cm" svg:x2="12.4cm" svg:y2="7.618cm">
          <text:p/>
        </draw:line>
        <draw:frame draw:style-name="gr4" draw:text-style-name="P3" draw:layer="layout" svg:width="2cm" svg:height="1.361cm" svg:x="11.2cm" svg:y="7.839cm">
          <draw:text-box>
            <text:p><text:span text:style-name="T2">5</text:span></text:p>
            <text:p><text:span text:style-name="T2">k</text:span></text:p>
          </draw:text-box>
        </draw:frame>
        <draw:frame draw:style-name="gr5" draw:text-style-name="P3" draw:layer="layout" svg:width="2cm" svg:height="1.673cm" svg:x="12.2cm" svg:y="7cm">
          <draw:text-box>
            <text:p><text:span text:style-name="T2">6</text:span></text:p>
            <text:p><text:span text:style-name="T2">e</text:span></text:p>
          </draw:text-box>
        </draw:frame>
        <draw:line draw:style-name="gr3" draw:text-style-name="P1" draw:layer="layout" svg:x1="14.4cm" svg:y1="9.6cm" svg:x2="15.8cm" svg:y2="7.618cm">
          <text:p/>
        </draw:line>
        <draw:frame draw:style-name="gr4" draw:text-style-name="P3" draw:layer="layout" svg:width="2cm" svg:height="1.361cm" svg:x="14cm" svg:y="8.839cm">
          <draw:text-box>
            <text:p><text:span text:style-name="T2">9</text:span></text:p>
            <text:p><text:span text:style-name="T2">p</text:span></text:p>
          </draw:text-box>
        </draw:frame>
        <draw:frame draw:style-name="gr5" draw:text-style-name="P3" draw:layer="layout" svg:width="2cm" svg:height="1.673cm" svg:x="15.6cm" svg:y="7cm">
          <draw:text-box>
            <text:p><text:span text:style-name="T2">10</text:span></text:p>
            <text:p><text:span text:style-name="T2">f</text:span></text:p>
          </draw:text-box>
        </draw:frame>
        <draw:line draw:style-name="gr3" draw:text-style-name="P1" draw:layer="layout" svg:x1="13.8cm" svg:y1="10.533cm" svg:x2="17cm" svg:y2="8.673cm">
          <text:p/>
        </draw:line>
        <draw:frame draw:style-name="gr5" draw:text-style-name="P3" draw:layer="layout" svg:width="2cm" svg:height="1.673cm" svg:x="13.2cm" svg:y="10.127cm">
          <draw:text-box>
            <text:p><text:span text:style-name="T2">7</text:span></text:p>
            <text:p><text:span text:style-name="T2">u</text:span></text:p>
          </draw:text-box>
        </draw:frame>
        <draw:frame draw:style-name="gr5" draw:text-style-name="P3" draw:layer="layout" svg:width="2cm" svg:height="1.673cm" svg:x="16.8cm" svg:y="8cm">
          <draw:text-box>
            <text:p><text:span text:style-name="T2">8</text:span></text:p>
            <text:p><text:span text:style-name="T2">l</text:span></text:p>
          </draw:text-box>
        </draw:frame>
        <draw:line draw:style-name="gr3" draw:text-style-name="P1" draw:layer="layout" svg:x1="17.6cm" svg:y1="7.618cm" svg:x2="19cm" svg:y2="9.6cm">
          <text:p/>
        </draw:line>
        <draw:frame draw:style-name="gr5" draw:text-style-name="P3" draw:layer="layout" svg:width="2cm" svg:height="1.673cm" svg:x="17.6cm" svg:y="6.927cm">
          <draw:text-box>
            <text:p><text:span text:style-name="T2">11</text:span></text:p>
            <text:p><text:span text:style-name="T2">g</text:span></text:p>
          </draw:text-box>
        </draw:frame>
        <draw:frame draw:style-name="gr5" draw:text-style-name="P3" draw:layer="layout" svg:width="2cm" svg:height="1.673cm" svg:x="18.8cm" svg:y="8.86cm">
          <draw:text-box>
            <text:p><text:span text:style-name="T2">12</text:span></text:p>
            <text:p><text:span text:style-name="T2">q</text:span></text:p>
          </draw:text-box>
        </draw:frame>
        <draw:frame draw:style-name="gr6" draw:text-style-name="P3" draw:layer="layout" svg:width="1cm" svg:height="0.873cm" svg:x="4cm" svg:y="8cm">
          <draw:text-box>
            <text:p><text:span text:style-name="T2">2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19T12:57:25.757114193</meta:creation-date>
    <dc:date>2021-07-21T09:08:02.085425721</dc:date>
    <meta:editing-duration>PT54M11S</meta:editing-duration>
    <meta:editing-cycles>3</meta:editing-cycles>
    <meta:generator>LibreOffice/6.0.7.3$Linux_X86_64 LibreOffice_project/00m0$Build-3</meta:generator>
    <meta:document-statistic meta:object-count="65"/>
  </office:meta>
</office:document-meta>
</file>